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ood Name</text:p>
          </table:table-cell>
          <table:table-cell table:style-name="ce1" office:value-type="string" calcext:value-type="string">
            <text:p>Carbs/Unit</text:p>
          </table:table-cell>
          <table:table-cell table:style-name="ce1" office:value-type="string" calcext:value-type="string">
            <text:p>Proteins/Unit</text:p>
          </table:table-cell>
          <table:table-cell table:style-name="ce1" office:value-type="string" calcext:value-type="string">
            <text:p>Fat/Unit</text:p>
          </table:table-cell>
          <table:table-cell table:style-name="ce1" office:value-type="string" calcext:value-type="string">
            <text:p>Price/Unit</text:p>
          </table:table-cell>
          <table:table-cell office:value-type="string" calcext:value-type="string">
            <text:p>Decision Var</text:p>
          </table:table-cell>
          <table:table-cell/>
          <table:table-cell office:value-type="string" calcext:value-type="string">
            <text:p>Price/item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office:value-type="string" calcext:value-type="string">
            <text:p>xr</text:p>
          </table:table-cell>
          <table:table-cell table:style-name="ce4" office:value-type="float" office:value="0.699300699300699" calcext:value-type="float">
            <text:p>0.6993006993</text:p>
          </table:table-cell>
          <table:table-cell table:formula="of:=[.E2]*[.G2]" office:value-type="float" office:value="0.34965034965035" calcext:value-type="float">
            <text:p>0.3496503497</text:p>
          </table:table-cell>
        </table:table-row>
        <table:table-row table:style-name="ro1">
          <table:table-cell office:value-type="string" calcext:value-type="string">
            <text:p>Quinoa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xq</text:p>
          </table:table-cell>
          <table:table-cell table:style-name="ce4" office:value-type="float" office:value="0" calcext:value-type="float">
            <text:p>0</text:p>
          </table:table-cell>
          <table:table-cell table:formula="of:=[.E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till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office:value-type="string" calcext:value-type="string">
            <text:p>xt</text:p>
          </table:table-cell>
          <table:table-cell table:style-name="ce4" office:value-type="float" office:value="5.24475524475525" calcext:value-type="float">
            <text:p>5.2447552448</text:p>
          </table:table-cell>
          <table:table-cell table:formula="of:=[.E4]*[.G4]" office:value-type="float" office:value="0.524475524475524" calcext:value-type="float">
            <text:p>0.5244755245</text:p>
          </table:table-cell>
        </table:table-row>
        <table:table-row table:style-name="ro1">
          <table:table-cell office:value-type="string" calcext:value-type="string">
            <text:p>Lentil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6" calcext:value-type="float">
            <text:p>0.6</text:p>
          </table:table-cell>
          <table:table-cell office:value-type="string" calcext:value-type="string">
            <text:p>xl</text:p>
          </table:table-cell>
          <table:table-cell table:style-name="ce4" office:value-type="float" office:value="0" calcext:value-type="float">
            <text:p>0</text:p>
          </table:table-cell>
          <table:table-cell table:formula="of:=[.E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office:value-type="string" calcext:value-type="string">
            <text:p>xb</text:p>
          </table:table-cell>
          <table:table-cell table:style-name="ce4" office:value-type="float" office:value="0" calcext:value-type="float">
            <text:p>0</text:p>
          </table:table-cell>
          <table:table-cell table:formula="of:=[.E6]*[.G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Total Price *0.6</text:p>
          </table:table-cell>
          <table:table-cell table:formula="of:=0.6*SUMPRODUCT([.E2:.E6];[.G2:.G6])" office:value-type="float" office:value="0.524475524475525" calcext:value-type="float">
            <text:p>0.5244755245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Objective</text:p>
          </table:table-cell>
          <table:table-cell table:formula="of:=SUMPRODUCT([.E2:.E6];[.G2:.G6])" office:value-type="float" office:value="0.874125874125874" calcext:value-type="float">
            <text:p>0.8741258741</text:p>
          </table:table-cell>
          <table:table-cell/>
        </table:table-row>
        <table:table-row table:style-name="ro1">
          <table:table-cell office:value-type="string" calcext:value-type="string">
            <text:p>Nutrient</text:p>
          </table:table-cell>
          <table:table-cell table:style-name="ce2" office:value-type="string" calcext:value-type="string">
            <text:p>Minimum</text:p>
          </table:table-cell>
          <table:table-cell table:style-name="ce2" office:value-type="string" calcext:value-type="string">
            <text:p>Maximu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Carbohydrates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PRODUCT([.B2:.B6];[.G2:.G6])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rotei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PRODUCT([.C2:.C6];[.G2:.G6])" office:value-type="float" office:value="18.8111888111888" calcext:value-type="float">
            <text:p>18.81118881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SUMPRODUCT([.D2:.D6];[.G2:.G6])" office:value-type="float" office:value="10.7692307692308" calcext:value-type="float">
            <text:p>10.7692307692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23:50:32.70065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23:16:53.548509495</meta:creation-date>
    <meta:editing-duration>PT24M6S</meta:editing-duration>
    <meta:editing-cycles>3</meta:editing-cycles>
    <meta:generator>LibreOffice/4.3.3.2$Linux_X86_64 LibreOffice_project/430m0$Build-2</meta:generator>
    <dc:date>2014-11-10T00:00:48.450003384</dc:date>
    <meta:document-statistic meta:table-count="1" meta:cell-count="66" meta:object-count="0"/>
  </office:meta>
</office:document-meta>
</file>